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0.914cm" svg:y="0cm">
            <draw:object draw:notify-on-update-of-ranges="Feuille1.A1:Feuille1.A1 Feuille1.A2:Feuille1.A13 Feuille1.B1:Feuille1.B1 Feuille1.B2:Feuille1.B13 Feuille1.C1:Feuille1.C1 Feuille1.C2:Feuille1.C13 Feuille1.D1:Feuille1.D1 Feuille1.D2:Feuille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193cm" svg:y="0.147cm">
            <draw:object draw:notify-on-update-of-ranges="Feuille1.A17:Feuille1.A17 Feuille1.A18:Feuille1.A29 Feuille1.B17:Feuille1.B17 Feuille1.B18:Feuille1.B29 Feuille1.C17:Feuille1.C17 Feuille1.C18:Feuille1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491cm" svg:height="8.151cm" svg:x="9.251cm" svg:y="11.074cm">
            <draw:object draw:notify-on-update-of-ranges="Feuille1.A32:Feuille1.A32 Feuille1.A33:Feuille1.A44 Feuille1.B32:Feuille1.B32 Feuille1.B33:Feuille1.B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6.29cm" svg:y="10.961cm">
            <draw:object draw:notify-on-update-of-ranges="Feuille1.A51:Feuille1.A51 Feuille1.A52:Feuille1.A63 Feuille1.B51:Feuille1.B51 Feuille1.B52:Feuille1.B63 Feuille1.C51:Feuille1.C51 Feuille1.C52:Feuille1.C63 Feuille1.D51:Feuille1.D51 Feuille1.D52:Feuille1.D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0.421cm" svg:y="22.296cm">
            <draw:object draw:notify-on-update-of-ranges="Feuille1.G51:Feuille1.G51 Feuille1.G52:Feuille1.G63 Feuille1.H51:Feuille1.H51 Feuille1.H52:Feuille1.H63 Feuille1.I51:Feuille1.I51 Feuille1.I52:Feuille1.I6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9.517cm" svg:y="33.11cm">
            <draw:object draw:notify-on-update-of-ranges="Feuille1.B72:Feuille1.B72 Feuille1.B73:Feuille1.B76 Feuille1.C72:Feuille1.C72 Feuille1.C73:Feuille1.C76 Feuille1.D72:Feuille1.D72 Feuille1.D73:Feuille1.D7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3.065cm" svg:y="39.359cm">
            <draw:object draw:notify-on-update-of-ranges="Feuille1.A81:Feuille1.A81 Feuille1.A82:Feuille1.A87 Feuille1.B81:Feuille1.B81 Feuille1.B82:Feuille1.B87 Feuille1.C81:Feuille1.C81 Feuille1.C82:Feuille1.C87 Feuille1.D81:Feuille1.D81 Feuille1.D82:Feuille1.D87 Feuille1.E81:Feuille1.E81 Feuille1.E82:Feuille1.E87 Feuille1.F81:Feuille1.F81 Feuille1.F82:Feuille1.F87 Feuille1.G81:Feuille1.G81 Feuille1.G82:Feuille1.G8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Londres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formula="of:=[.A3]+10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formula="of:=[.A4]+10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]+10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6]+10"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7]+10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8]+10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9]+10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0]+10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1]+10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]+10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righton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formula="of:=[.A19]+10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table:formula="of:=[.A20]+10"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table:formula="of:=[.A21]+10" office:value-type="float" office:value="35" calcext:value-type="float">
            <text:p>3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table:formula="of:=[.A22]+10"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23]+10"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24]+10"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25]+10"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26]+10"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27]+10"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28]+10"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Coût total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.5" calcext:value-type="float">
            <text:p>198,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table:number-columns-repeated="14"/>
        </table:table-row>
        <table:table-row table:style-name="ro1">
          <table:table-cell table:formula="of:=[.A34]+10"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table:number-columns-repeated="14"/>
        </table:table-row>
        <table:table-row table:style-name="ro1">
          <table:table-cell table:formula="of:=[.A35]+10"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14"/>
        </table:table-row>
        <table:table-row table:style-name="ro1">
          <table:table-cell table:formula="of:=[.A36]+10" office:value-type="float" office:value="35" calcext:value-type="float">
            <text:p>35</text:p>
          </table:table-cell>
          <table:table-cell office:value-type="float" office:value="184" calcext:value-type="float">
            <text:p>184</text:p>
          </table:table-cell>
          <table:table-cell table:number-columns-repeated="13"/>
          <table:table-cell table:style-name="ce1"/>
        </table:table-row>
        <table:table-row table:style-name="ro1">
          <table:table-cell table:formula="of:=[.A37]+10"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table:number-columns-repeated="14"/>
        </table:table-row>
        <table:table-row table:style-name="ro1">
          <table:table-cell table:formula="of:=[.A38]+10" office:value-type="float" office:value="55" calcext:value-type="float">
            <text:p>55</text:p>
          </table:table-cell>
          <table:table-cell office:value-type="float" office:value="182" calcext:value-type="float">
            <text:p>182</text:p>
          </table:table-cell>
          <table:table-cell table:number-columns-repeated="14"/>
        </table:table-row>
        <table:table-row table:style-name="ro1">
          <table:table-cell table:formula="of:=[.A39]+10" office:value-type="float" office:value="65" calcext:value-type="float">
            <text:p>65</text:p>
          </table:table-cell>
          <table:table-cell office:value-type="float" office:value="181.5" calcext:value-type="float">
            <text:p>181,5</text:p>
          </table:table-cell>
          <table:table-cell table:number-columns-repeated="14"/>
        </table:table-row>
        <table:table-row table:style-name="ro1">
          <table:table-cell table:formula="of:=[.A40]+10" office:value-type="float" office:value="75" calcext:value-type="float">
            <text:p>75</text:p>
          </table:table-cell>
          <table:table-cell office:value-type="float" office:value="181.5" calcext:value-type="float">
            <text:p>181,5</text:p>
          </table:table-cell>
          <table:table-cell table:number-columns-repeated="14"/>
        </table:table-row>
        <table:table-row table:style-name="ro1">
          <table:table-cell table:formula="of:=[.A41]+10" office:value-type="float" office:value="85" calcext:value-type="float">
            <text:p>85</text:p>
          </table:table-cell>
          <table:table-cell office:value-type="float" office:value="181.5" calcext:value-type="float">
            <text:p>181,5</text:p>
          </table:table-cell>
          <table:table-cell table:number-columns-repeated="14"/>
        </table:table-row>
        <table:table-row table:style-name="ro1">
          <table:table-cell table:formula="of:=[.A42]+10" office:value-type="float" office:value="95" calcext:value-type="float">
            <text:p>95</text:p>
          </table:table-cell>
          <table:table-cell office:value-type="float" office:value="181.5" calcext:value-type="float">
            <text:p>181,5</text:p>
          </table:table-cell>
          <table:table-cell table:number-columns-repeated="14"/>
        </table:table-row>
        <table:table-row table:style-name="ro1">
          <table:table-cell table:formula="of:=[.A43]+10" office:value-type="float" office:value="105" calcext:value-type="float">
            <text:p>105</text:p>
          </table:table-cell>
          <table:table-cell office:value-type="float" office:value="181.5" calcext:value-type="float">
            <text:p>181,5</text:p>
          </table:table-cell>
          <table:table-cell table:number-columns-repeated="1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Londres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righton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formula="of:=[.A53]+10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G53]+10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formula="of:=[.A54]+10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G54]+10"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formula="of:=[.A55]+10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]+10" office:value-type="float" office:value="35" calcext:value-type="float">
            <text:p>3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table:formula="of:=[.A56]+10"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]+10" office:value-type="float" office:value="45" calcext:value-type="float">
            <text:p>45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formula="of:=[.A57]+10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]+10"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formula="of:=[.A58]+10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]+10"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formula="of:=[.A59]+10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]+10"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formula="of:=[.A60]+10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]+10"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formula="of:=[.A61]+10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]+10"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formula="of:=[.A62]+10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2]+10"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Liverpool</text:p>
          </table:table-cell>
          <table:table-cell office:value-type="string" calcext:value-type="string">
            <text:p>Bright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irmingham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dres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xe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ewcas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Liverpool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Newcas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01T16:04:44.338000000</meta:creation-date>
    <dc:date>2023-10-06T22:24:44.163000000</dc:date>
    <meta:editing-duration>P4DT10H26M26S</meta:editing-duration>
    <meta:editing-cycles>2</meta:editing-cycles>
    <meta:generator>LibreOffice/6.3.4.2$Windows_X86_64 LibreOffice_project/60da17e045e08f1793c57c00ba83cdfce946d0aa</meta:generator>
    <meta:document-statistic meta:table-count="1" meta:cell-count="270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2cm" svg:y="3.694cm" style:legend-expansion="high" chart:style-name="ch2"/>
        <chart:plot-area chart:style-name="ch3" table:cell-range-address="Feuille1.A1:Feuille1.D13" chart:data-source-has-labels="both" svg:x="0.32cm" svg:y="0.18cm" svg:width="12.132cm" svg:height="8.64cm">
          <chartooo:coordinate-region svg:x="0.952cm" svg:y="0.382cm" svg:width="11.021cm" svg:height="7.785cm"/>
          <chart:axis chart:dimension="x" chart:name="primary-x" chart:style-name="ch4" chartooo:axis-type="auto">
            <chartooo:date-scale/>
            <chart:categories table:cell-range-address="Feuille1.A2:Feuille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13" chart:label-cell-address="Feuille1.B1:Feuille1.B1" chart:class="chart:line">
            <chart:data-point chart:repeated="12"/>
          </chart:series>
          <chart:series chart:style-name="ch7" chart:values-cell-range-address="Feuille1.C2:Feuille1.C13" chart:label-cell-address="Feuille1.C1:Feuille1.C1" chart:class="chart:line">
            <chart:data-point chart:repeated="12"/>
          </chart:series>
          <chart:series chart:style-name="ch8" chart:values-cell-range-address="Feuille1.D2:Feuille1.D13" chart:label-cell-address="Feuille1.D1:Feuille1.D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ter</text:p>
                <draw:g>
                  <svg:desc>Feuille1.B1:Feuille1.B1</svg:desc>
                </draw:g>
              </table:table-cell>
              <table:table-cell office:value-type="string">
                <text:p>Birmingham</text:p>
                <draw:g>
                  <svg:desc>Feuille1.C1:Feuille1.C1</svg:desc>
                </draw:g>
              </table:table-cell>
              <table:table-cell office:value-type="string">
                <text:p>Londres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2:Feuille1.A13</svg:desc>
                </draw:g>
              </table:table-cell>
              <table:table-cell office:value-type="float" office:value="40">
                <text:p>40</text:p>
                <draw:g>
                  <svg:desc>Feuille1.B2:Feuille1.B13</svg:desc>
                </draw:g>
              </table:table-cell>
              <table:table-cell office:value-type="float" office:value="50">
                <text:p>50</text:p>
                <draw:g>
                  <svg:desc>Feuille1.C2:Feuille1.C13</svg:desc>
                </draw:g>
              </table:table-cell>
              <table:table-cell office:value-type="float" office:value="55">
                <text:p>55</text:p>
                <draw:g>
                  <svg:desc>Feuille1.D2:Feuille1.D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17cm" svg:y="3.946cm" style:legend-expansion="high" chart:style-name="ch2"/>
        <chart:plot-area chart:style-name="ch3" table:cell-range-address="Feuille1.A17:Feuille1.C29" chart:data-source-has-labels="both" svg:x="0.32cm" svg:y="0.18cm" svg:width="12.577cm" svg:height="8.64cm">
          <chartooo:coordinate-region svg:x="0.952cm" svg:y="0.382cm" svg:width="11.467cm" svg:height="7.785cm"/>
          <chart:axis chart:dimension="x" chart:name="primary-x" chart:style-name="ch4" chartooo:axis-type="auto">
            <chartooo:date-scale/>
            <chart:categories table:cell-range-address="Feuille1.A18:Feuille1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8:Feuille1.B29" chart:label-cell-address="Feuille1.B17:Feuille1.B17" chart:class="chart:line">
            <chart:data-point chart:repeated="12"/>
          </chart:series>
          <chart:series chart:style-name="ch7" chart:values-cell-range-address="Feuille1.C18:Feuille1.C29" chart:label-cell-address="Feuille1.C17:Feuille1.C17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rpool</text:p>
                <draw:g>
                  <svg:desc>Feuille1.B17:Feuille1.B17</svg:desc>
                </draw:g>
              </table:table-cell>
              <table:table-cell office:value-type="string">
                <text:p>Brighton</text:p>
                <draw:g>
                  <svg:desc>Feuille1.C17:Feuille1.C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18:Feuille1.A29</svg:desc>
                </draw:g>
              </table:table-cell>
              <table:table-cell office:value-type="float" office:value="110">
                <text:p>110</text:p>
                <draw:g>
                  <svg:desc>Feuille1.B18:Feuille1.B29</svg:desc>
                </draw:g>
              </table:table-cell>
              <table:table-cell office:value-type="float" office:value="105">
                <text:p>105</text:p>
                <draw:g>
                  <svg:desc>Feuille1.C18:Feuille1.C2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5">
                <text:p>1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5">
                <text:p>1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50">
                <text:p>1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0">
                <text:p>1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50">
                <text:p>1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50">
                <text:p>1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50">
                <text:p>1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50">
                <text:p>150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92cm" svg:height="8.152cm" xlink:href=".." xlink:type="simple" chart:class="chart:line" chart:style-name="ch1">
        <chart:legend chart:legend-position="end" svg:x="11.624cm" svg:y="3.774cm" style:legend-expansion="high" chart:style-name="ch2"/>
        <chart:plot-area chart:style-name="ch3" table:cell-range-address="Feuille1.A32:Feuille1.B44" chart:data-source-has-labels="both" svg:x="0.289cm" svg:y="0.163cm" svg:width="11.046cm" svg:height="7.826cm">
          <chartooo:coordinate-region svg:x="1.112cm" svg:y="0.365cm" svg:width="9.935cm" svg:height="6.971cm"/>
          <chart:axis chart:dimension="x" chart:name="primary-x" chart:style-name="ch4" chartooo:axis-type="auto">
            <chartooo:date-scale/>
            <chart:categories table:cell-range-address="Feuille1.A33:Feuille1.A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3:Feuille1.B44" chart:label-cell-address="Feuille1.B32:Feuille1.B32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ût total</text:p>
                <draw:g>
                  <svg:desc>Feuille1.B32:Feuille1.B3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33:Feuille1.A44</svg:desc>
                </draw:g>
              </table:table-cell>
              <table:table-cell office:value-type="float" office:value="198.5">
                <text:p>198.5</text:p>
                <draw:g>
                  <svg:desc>Feuille1.B33:Feuille1.B4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81.5">
                <text:p>181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2cm" svg:y="3.694cm" style:legend-expansion="high" chart:style-name="ch2"/>
        <chart:plot-area chart:style-name="ch3" table:cell-range-address="Feuille1.A51:Feuille1.D63" chart:data-source-has-labels="both" svg:x="0.32cm" svg:y="0.18cm" svg:width="12.132cm" svg:height="8.64cm">
          <chartooo:coordinate-region svg:x="0.952cm" svg:y="0.382cm" svg:width="11.021cm" svg:height="7.785cm"/>
          <chart:axis chart:dimension="x" chart:name="primary-x" chart:style-name="ch4" chartooo:axis-type="auto">
            <chartooo:date-scale/>
            <chart:categories table:cell-range-address="Feuille1.A52:Feuille1.A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52:Feuille1.B63" chart:label-cell-address="Feuille1.B51:Feuille1.B51" chart:class="chart:line">
            <chart:data-point chart:repeated="12"/>
          </chart:series>
          <chart:series chart:style-name="ch7" chart:values-cell-range-address="Feuille1.C52:Feuille1.C63" chart:label-cell-address="Feuille1.C51:Feuille1.C51" chart:class="chart:line">
            <chart:data-point chart:repeated="12"/>
          </chart:series>
          <chart:series chart:style-name="ch8" chart:values-cell-range-address="Feuille1.D52:Feuille1.D63" chart:label-cell-address="Feuille1.D51:Feuille1.D5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ter</text:p>
                <draw:g>
                  <svg:desc>Feuille1.B51:Feuille1.B51</svg:desc>
                </draw:g>
              </table:table-cell>
              <table:table-cell office:value-type="string">
                <text:p>Birmingham</text:p>
                <draw:g>
                  <svg:desc>Feuille1.C51:Feuille1.C51</svg:desc>
                </draw:g>
              </table:table-cell>
              <table:table-cell office:value-type="string">
                <text:p>Londres</text:p>
                <draw:g>
                  <svg:desc>Feuille1.D51:Feuille1.D5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52:Feuille1.A63</svg:desc>
                </draw:g>
              </table:table-cell>
              <table:table-cell office:value-type="float" office:value="40">
                <text:p>40</text:p>
                <draw:g>
                  <svg:desc>Feuille1.B52:Feuille1.B63</svg:desc>
                </draw:g>
              </table:table-cell>
              <table:table-cell office:value-type="float" office:value="50">
                <text:p>50</text:p>
                <draw:g>
                  <svg:desc>Feuille1.C52:Feuille1.C63</svg:desc>
                </draw:g>
              </table:table-cell>
              <table:table-cell office:value-type="float" office:value="55">
                <text:p>55</text:p>
                <draw:g>
                  <svg:desc>Feuille1.D52:Feuille1.D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17cm" svg:y="3.946cm" style:legend-expansion="high" chart:style-name="ch2"/>
        <chart:plot-area chart:style-name="ch3" table:cell-range-address="Feuille1.G51:Feuille1.I63" chart:data-source-has-labels="both" svg:x="0.32cm" svg:y="0.18cm" svg:width="12.577cm" svg:height="8.64cm">
          <chartooo:coordinate-region svg:x="0.952cm" svg:y="0.382cm" svg:width="11.467cm" svg:height="7.785cm"/>
          <chart:axis chart:dimension="x" chart:name="primary-x" chart:style-name="ch4" chartooo:axis-type="auto">
            <chartooo:date-scale/>
            <chart:categories table:cell-range-address="Feuille1.G52:Feuille1.G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H52:Feuille1.H63" chart:label-cell-address="Feuille1.H51:Feuille1.H51" chart:class="chart:line">
            <chart:data-point chart:repeated="12"/>
          </chart:series>
          <chart:series chart:style-name="ch7" chart:values-cell-range-address="Feuille1.I52:Feuille1.I63" chart:label-cell-address="Feuille1.I51:Feuille1.I5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rpool</text:p>
                <draw:g>
                  <svg:desc>Feuille1.H51:Feuille1.H51</svg:desc>
                </draw:g>
              </table:table-cell>
              <table:table-cell office:value-type="string">
                <text:p>Brighton</text:p>
                <draw:g>
                  <svg:desc>Feuille1.I51:Feuille1.I5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G52:Feuille1.G63</svg:desc>
                </draw:g>
              </table:table-cell>
              <table:table-cell office:value-type="float" office:value="110">
                <text:p>110</text:p>
                <draw:g>
                  <svg:desc>Feuille1.H52:Feuille1.H63</svg:desc>
                </draw:g>
              </table:table-cell>
              <table:table-cell office:value-type="float" office:value="105">
                <text:p>105</text:p>
                <draw:g>
                  <svg:desc>Feuille1.I52:Feuille1.I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5">
                <text:p>1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5">
                <text:p>1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55">
                <text:p>1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65">
                <text:p>1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0">
                <text:p>1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70">
                <text:p>1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70">
                <text:p>1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70">
                <text:p>17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06cm" svg:y="3.946cm" style:legend-expansion="high" chart:style-name="ch2"/>
        <chart:plot-area chart:style-name="ch3" table:cell-range-address="Feuille1.B72:Feuille1.D76" chart:data-source-has-labels="both" svg:x="0.32cm" svg:y="0.18cm" svg:width="13.166cm" svg:height="8.64cm">
          <chartooo:coordinate-region svg:x="0.952cm" svg:y="0.382cm" svg:width="12.534cm" svg:height="7.785cm"/>
          <chart:axis chart:dimension="x" chart:name="primary-x" chart:style-name="ch4" chartooo:axis-type="auto">
            <chartooo:date-scale/>
            <chart:categories table:cell-range-address="Feuille1.B73:Feuille1.B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73:Feuille1.C76" chart:label-cell-address="Feuille1.C72:Feuille1.C72" chart:class="chart:bar">
            <chart:data-point chart:repeated="4"/>
          </chart:series>
          <chart:series chart:style-name="ch8" chart:values-cell-range-address="Feuille1.D73:Feuille1.D76" chart:label-cell-address="Feuille1.D72:Feuille1.D7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rpool</text:p>
                <draw:g>
                  <svg:desc>Feuille1.C72:Feuille1.C72</svg:desc>
                </draw:g>
              </table:table-cell>
              <table:table-cell office:value-type="string">
                <text:p>Brighton</text:p>
                <draw:g>
                  <svg:desc>Feuille1.D72:Feuille1.D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rmingham</text:p>
                <draw:g>
                  <svg:desc>Feuille1.B73:Feuille1.B76</svg:desc>
                </draw:g>
              </table:table-cell>
              <table:table-cell office:value-type="float" office:value="0">
                <text:p>0</text:p>
                <draw:g>
                  <svg:desc>Feuille1.C73:Feuille1.C76</svg:desc>
                </draw:g>
              </table:table-cell>
              <table:table-cell office:value-type="float" office:value="50">
                <text:p>50</text:p>
                <draw:g>
                  <svg:desc>Feuille1.D73:Feuille1.D76</svg:desc>
                </draw:g>
              </table:table-cell>
            </table:table-row>
            <table:table-row>
              <table:table-cell office:value-type="string">
                <text:p>Londres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Exeter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cas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1cm" svg:y="2.938cm" style:legend-expansion="high" chart:style-name="ch2"/>
        <chart:plot-area chart:style-name="ch3" table:cell-range-address="Feuille1.A81:Feuille1.G87" chart:data-source-has-labels="both" svg:x="0.32cm" svg:y="0.18cm" svg:width="12.721cm" svg:height="8.64cm">
          <chartooo:coordinate-region svg:x="0.952cm" svg:y="0.382cm" svg:width="12.089cm" svg:height="7.785cm"/>
          <chart:axis chart:dimension="x" chart:name="primary-x" chart:style-name="ch4" chartooo:axis-type="auto">
            <chartooo:date-scale/>
            <chart:categories table:cell-range-address="Feuille1.A82:Feuille1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82:Feuille1.B87" chart:label-cell-address="Feuille1.B81:Feuille1.B81" chart:class="chart:bar">
            <chart:data-point chart:repeated="6"/>
          </chart:series>
          <chart:series chart:style-name="ch8" chart:values-cell-range-address="Feuille1.C82:Feuille1.C87" chart:label-cell-address="Feuille1.C81:Feuille1.C81" chart:class="chart:bar">
            <chart:data-point chart:repeated="6"/>
          </chart:series>
          <chart:series chart:style-name="ch9" chart:values-cell-range-address="Feuille1.D82:Feuille1.D87" chart:label-cell-address="Feuille1.D81:Feuille1.D81" chart:class="chart:bar">
            <chart:data-point chart:repeated="6"/>
          </chart:series>
          <chart:series chart:style-name="ch10" chart:values-cell-range-address="Feuille1.E82:Feuille1.E87" chart:label-cell-address="Feuille1.E81:Feuille1.E81" chart:class="chart:bar">
            <chart:data-point chart:repeated="6"/>
          </chart:series>
          <chart:series chart:style-name="ch11" chart:values-cell-range-address="Feuille1.F82:Feuille1.F87" chart:label-cell-address="Feuille1.F81:Feuille1.F81" chart:class="chart:bar">
            <chart:data-point chart:repeated="6"/>
          </chart:series>
          <chart:series chart:style-name="ch12" chart:values-cell-range-address="Feuille1.G82:Feuille1.G87" chart:label-cell-address="Feuille1.G81:Feuille1.G8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rpool</text:p>
                <draw:g>
                  <svg:desc>Feuille1.B81:Feuille1.B81</svg:desc>
                </draw:g>
              </table:table-cell>
              <table:table-cell office:value-type="string">
                <text:p>Brighton</text:p>
                <draw:g>
                  <svg:desc>Feuille1.C81:Feuille1.C81</svg:desc>
                </draw:g>
              </table:table-cell>
              <table:table-cell office:value-type="string">
                <text:p>Birmingham</text:p>
                <draw:g>
                  <svg:desc>Feuille1.D81:Feuille1.D81</svg:desc>
                </draw:g>
              </table:table-cell>
              <table:table-cell office:value-type="string">
                <text:p>Londres</text:p>
                <draw:g>
                  <svg:desc>Feuille1.E81:Feuille1.E81</svg:desc>
                </draw:g>
              </table:table-cell>
              <table:table-cell office:value-type="string">
                <text:p>Exeter</text:p>
                <draw:g>
                  <svg:desc>Feuille1.F81:Feuille1.F81</svg:desc>
                </draw:g>
              </table:table-cell>
              <table:table-cell office:value-type="string">
                <text:p>Newcaste</text:p>
                <draw:g>
                  <svg:desc>Feuille1.G81:Feuille1.G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1</text:p>
                <draw:g>
                  <svg:desc>Feuille1.A82:Feuille1.A87</svg:desc>
                </draw:g>
              </table:table-cell>
              <table:table-cell office:value-type="float" office:value="50">
                <text:p>50</text:p>
                <draw:g>
                  <svg:desc>Feuille1.B82:Feuille1.B87</svg:desc>
                </draw:g>
              </table:table-cell>
              <table:table-cell office:value-type="float" office:value="0">
                <text:p>0</text:p>
                <draw:g>
                  <svg:desc>Feuille1.C82:Feuille1.C87</svg:desc>
                </draw:g>
              </table:table-cell>
              <table:table-cell office:value-type="float" office:value="0">
                <text:p>0</text:p>
                <draw:g>
                  <svg:desc>Feuille1.D82:Feuille1.D87</svg:desc>
                </draw:g>
              </table:table-cell>
              <table:table-cell office:value-type="float" office:value="0">
                <text:p>0</text:p>
                <draw:g>
                  <svg:desc>Feuille1.E82:Feuille1.E87</svg:desc>
                </draw:g>
              </table:table-cell>
              <table:table-cell office:value-type="float" office:value="0">
                <text:p>0</text:p>
                <draw:g>
                  <svg:desc>Feuille1.F82:Feuille1.F87</svg:desc>
                </draw:g>
              </table:table-cell>
              <table:table-cell office:value-type="float" office:value="0">
                <text:p>0</text:p>
                <draw:g>
                  <svg:desc>Feuille1.G82:Feuille1.G87</svg:desc>
                </draw:g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